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Arial1" svg:font-family="Arial" style:font-family-generic="swiss"/>
    <style:font-face style:name="Arial0" svg:font-family="Arial0" style:font-family-generic="swiss"/>
    <style:font-face style:name="Arial1252" svg:font-family="Arial1252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0000" loext:opacity="100%" style:text-underline-style="solid" style:text-underline-width="auto" style:text-underline-color="font-color"/>
    </style:style>
    <style:style style:name="P2" style:family="paragraph" style:parent-style-name="Standard">
      <style:text-properties fo:color="#800000" loext:opacity="100%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color="#800000" loext:opacity="100%" style:font-name="Arial1" fo:font-size="12pt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4" style:family="paragraph" style:parent-style-name="Standard">
      <style:text-properties fo:color="#800000" loext:opacity="100%"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5" style:family="paragraph" style:parent-style-name="Standard">
      <style:text-properties fo:color="#800000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800000" loext:opacity="100%"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Arial0" style:font-name-asian="Arial0" style:font-name-complex="Arial0"/>
    </style:style>
    <style:style style:name="T2" style:family="text">
      <style:text-properties style:font-name="Arial1252" style:font-name-asian="Arial1252" style:font-name-complex="Arial12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XML SCHEMA. Declaración de elementos</text:p>
      <text:p text:style-name="P6"/>
      <text:p text:style-name="P6">Elemento simple</text:p>
      <text:p text:style-name="Standard">&lt;?xml version="1.0" encoding="UTF-8"?&gt;</text:p>
      <text:p text:style-name="Standard">&lt;saludo&gt; Hola&lt;/saludo&gt;</text:p>
      <text:p text:style-name="Standard"/>
      <text:p text:style-name="P2">XSD</text:p>
      <text:p text:style-name="Standard">&lt;?xml version="1.0" encoding="UTF-8"?&gt;</text:p>
      <text:p text:style-name="Standard">&lt;xs:schema xmlns:xs="http://www.w3.org/2001/XMLSchema" elementFormDefault="qualified"&gt;</text:p>
      <text:p text:style-name="Standard"><text:s/>&lt;xs:element name="saludo" type="xs:string"/&gt;</text:p>
      <text:p text:style-name="Standard">&lt;/xs:schema&gt;</text:p>
      <text:p text:style-name="Standard">-------------------------------------------------------------------------------------------------------------</text:p>
      <text:p text:style-name="P4">Elemento vac<text:span text:style-name="T1">ío</text:span> con atributos</text:p>
      <text:p text:style-name="P2"/>
      <text:p text:style-name="Standard">&lt;?xml version="1.0" encoding="UTF-8"?&gt;</text:p>
      <text:p text:style-name="Standard">&lt;produto prodid="1345"&gt;&lt;/produto&gt;</text:p>
      <text:p text:style-name="Standard"/>
      <text:p text:style-name="P1">XSD</text:p>
      <text:p text:style-name="Standard">&lt;?xml version="1.0" encoding="UTF-8"?&gt;</text:p>
      <text:p text:style-name="Standard">&lt;xs:schema xmlns:xs="http://www.w3.org/2001/XMLSchema" elementFormDefault="qualified"&gt;</text:p>
      <text:p text:style-name="Standard"><text:s text:c="2"/>&lt;xs:element name="produto"&gt;</text:p>
      <text:p text:style-name="Standard"><text:s text:c="2"/>&lt;xs:complexType&gt;</text:p>
      <text:p text:style-name="Standard"><text:s text:c="4"/>&lt;xs:attribute name="prodid" type="xs:integer"/&gt;</text:p>
      <text:p text:style-name="Standard"><text:s text:c="2"/>&lt;/xs:complexType&gt;</text:p>
      <text:p text:style-name="Standard">&lt;/xs:element&gt;</text:p>
      <text:p text:style-name="Standard">&lt;/xs:schema&gt;</text:p>
      <text:p text:style-name="Standard">------------------------------------------------------------------------------------------------------------------</text:p>
      <text:p text:style-name="P3">Elementos con elementos hijos</text:p>
      <text:p text:style-name="Standard">&lt;?xml version="1.0" encoding="UTF-8"?&gt;</text:p>
      <text:p text:style-name="Standard">&lt;empregado&gt; </text:p>
      <text:p text:style-name="Standard"><text:s text:c="2"/>&lt;nome&gt;Marta&lt;/nome&gt;</text:p>
      <text:p text:style-name="Standard"><text:s text:c="2"/>&lt;apelidos&gt;Pérez&lt;/apelidos&gt;</text:p>
      <text:p text:style-name="Standard">&lt;/empregado&gt;</text:p>
      <text:p text:style-name="Standard"/>
      <text:p text:style-name="P2">XSD</text:p>
      <text:p text:style-name="Standard">&lt;?xml version="1.0" encoding="UTF-8"?&gt;</text:p>
      <text:p text:style-name="Standard">&lt;xs:schema xmlns:xs="http://www.w3.org/2001/XMLSchema" elementFormDefault="qualified"&gt;</text:p>
      <text:p text:style-name="Standard"><text:s text:c="2"/>&lt;xs:element name="empregado"&gt;</text:p>
      <text:p text:style-name="Standard"><text:s text:c="2"/>&lt;xs:complexType&gt;</text:p>
      <text:p text:style-name="Standard"><text:s text:c="4"/>&lt;xs:sequence&gt;</text:p>
      <text:p text:style-name="Standard"><text:s text:c="6"/>&lt;xs:element name="nome" type="xs:string"/&gt;</text:p>
      <text:p text:style-name="Standard"><text:s text:c="6"/>&lt;xs:element name="apelidos" type="xs:string"/&gt;</text:p>
      <text:p text:style-name="Standard"><text:s text:c="4"/>&lt;/xs:sequence&gt;</text:p>
      <text:p text:style-name="Standard"><text:s text:c="2"/>&lt;/xs:complexType&gt;</text:p>
      <text:p text:style-name="Standard">&lt;/xs:element&gt;</text:p>
      <text:p text:style-name="Standard">&lt;/xs:schema&gt;</text:p>
      <text:p text:style-name="Standard"/>
      <text:p text:style-name="Standard">------------------------------------------------------------------------------------------------------------------------</text:p>
      <text:p text:style-name="P4">Elemento no vac<text:span text:style-name="T1">í</text:span>o con atributos,</text:p>
      <text:p text:style-name="Standard">&lt;?xml version="1.0" encoding="UTF-8"?&gt;</text:p>
      <text:p text:style-name="Standard">&lt;numerozapatos pais="france"&gt;35&lt;/numerozapatos&gt;</text:p>
      <text:p text:style-name="Standard"/>
      <text:p text:style-name="P2"><text:soft-page-break/>XSD</text:p>
      <text:p text:style-name="Standard">&lt;?xml version="1.0" encoding="UTF-8"?&gt;</text:p>
      <text:p text:style-name="Standard">&lt;xs:schema xmlns:xs="http://www.w3.org/2001/XMLSchema" elementFormDefault="qualified"&gt;</text:p>
      <text:p text:style-name="Standard"><text:s text:c="2"/>&lt;xs:element name="numerozapatos"&gt;</text:p>
      <text:p text:style-name="Standard"><text:s text:c="2"/>&lt;xs:complexType&gt;</text:p>
      <text:p text:style-name="Standard"><text:s text:c="3"/>&lt;xs:simpleContent&gt;</text:p>
      <text:p text:style-name="Standard"><text:s text:c="6"/>&lt;xs:extension base="xs:integer"&gt;</text:p>
      <text:p text:style-name="Standard"><text:s text:c="13"/>&lt;xs:attribute name="pais" type="xs:string" /&gt;</text:p>
      <text:p text:style-name="Standard"><text:s text:c="13"/>&lt;/xs:extension&gt;</text:p>
      <text:p text:style-name="Standard"><text:s text:c="7"/>&lt;/xs:simpleContent&gt;</text:p>
      <text:p text:style-name="Standard"><text:s text:c="4"/>&lt;/xs:complexType&gt;</text:p>
      <text:p text:style-name="Standard">&lt;/xs:element&gt;</text:p>
      <text:p text:style-name="Standard">&lt;/xs:schema&gt;</text:p>
      <text:p text:style-name="Standard"/>
      <text:p text:style-name="P4">Elemento con contenido<text:span text:style-name="T2"> </text:span>mixto</text:p>
      <text:p text:style-name="Standard">&lt;?xml version="1.0" encoding="UTF-8"?&gt;</text:p>
      <text:p text:style-name="Standard">&lt;?xml-stylesheet href="b162.css" type="text/css"?&gt;</text:p>
      <text:p text:style-name="Standard">&lt;carta&gt;</text:p>
      <text:p text:style-name="Standard"><text:s/>Estimado/a &lt;nome&gt;John Smith&lt;/nome&gt;.</text:p>
      <text:p text:style-name="Standard"><text:s text:c="2"/>O seu pedido &lt;numpedido&gt;1032&lt;/numpedido&gt;</text:p>
      <text:p text:style-name="Standard"><text:s text:c="2"/>será entregado &lt;dataentrega&gt;2011-01-19&lt;/dataentrega&gt;.</text:p>
      <text:p text:style-name="Standard">&lt;/carta&gt;</text:p>
      <text:p text:style-name="Standard"/>
      <text:p text:style-name="P2">XSD</text:p>
      <text:p text:style-name="Standard">&lt;?xml version="1.0" encoding="UTF-8"?&gt;</text:p>
      <text:p text:style-name="Standard">&lt;xs:schema xmlns:xs="http://www.w3.org/2001/XMLSchema" elementFormDefault="qualified"&gt;</text:p>
      <text:p text:style-name="Standard"><text:s text:c="2"/>&lt;xs:element name="carta"&gt;</text:p>
      <text:p text:style-name="Standard"><text:s text:c="2"/>&lt;xs:complexType mixed="true"&gt;</text:p>
      <text:p text:style-name="Standard"><text:s text:c="4"/>&lt;xs:sequence&gt;</text:p>
      <text:p text:style-name="Standard"><text:s text:c="6"/>&lt;xs:element name="nome" type="xs:string"/&gt;</text:p>
      <text:p text:style-name="Standard"><text:s text:c="6"/>&lt;xs:element name="numpedido" type="xs:integer"/&gt;</text:p>
      <text:p text:style-name="Standard"><text:s text:c="6"/>&lt;xs:element name="dataentrega" type="xs:date"/&gt;</text:p>
      <text:p text:style-name="Standard"><text:s text:c="4"/>&lt;/xs:sequence&gt;</text:p>
      <text:p text:style-name="Standard"><text:s text:c="2"/>&lt;/xs:complexType&gt;</text:p>
      <text:p text:style-name="Standard">&lt;/xs:element&gt;</text:p>
      <text:p text:style-name="Standard">&lt;/xs:schema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Arial1" svg:font-family="Arial" style:font-family-generic="swiss"/>
    <style:font-face style:name="Arial0" svg:font-family="Arial0" style:font-family-generic="swiss"/>
    <style:font-face style:name="Arial1252" svg:font-family="Arial1252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3-02-12T00:09:55.27</meta:creation-date>
    <dc:date>2013-02-12T23:59:44.32</dc:date>
    <dc:creator>e e</dc:creator>
    <meta:editing-duration>PT00H38M30S</meta:editing-duration>
    <meta:editing-cycles>6</meta:editing-cycles>
    <meta:generator>LibreOffice/7.1.4.2$Windows_X86_64 LibreOffice_project/a529a4fab45b75fefc5b6226684193eb000654f6</meta:generator>
    <meta:printed-by>e e</meta:printed-by>
    <meta:print-date>2013-02-12T23:58:24.91</meta:print-date>
    <meta:document-statistic meta:table-count="0" meta:image-count="0" meta:object-count="0" meta:page-count="2" meta:paragraph-count="79" meta:word-count="162" meta:character-count="2697" meta:non-whitespace-character-count="2485"/>
  </office:meta>
</office:document-meta>
</file>